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I20" table:end-x="0.8598in" table:end-y="0.135in" draw:z-index="1" draw:style-name="gr1" svg:width="5.8677in" svg:height="3.2205in" svg:x="0.3264in" svg:y="0.0528in">
              <draw:object draw:notify-on-update-of-ranges="RQRA.A11:RQRA.A16 RQRA.B11:RQRA.B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RQRA.O19" table:end-x="0.7114in" table:end-y="0.1539in" draw:z-index="0" draw:style-name="gr1" svg:width="4.5543in" svg:height="2.9449in" svg:x="0.6024in" svg:y="0.1732in">
              <draw:object draw:notify-on-update-of-ranges="RQRA.A11:RQRA.A16 RQRA.B11:RQRA.B1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table:number-columns-repeated="8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O18" table:end-x="0.3657in" table:end-y="0.0311in" draw:z-index="0" draw:style-name="gr1" svg:width="4.198in" svg:height="2.7488in" svg:x="0.6126in" svg:y="0.072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97">
            <text:p>9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1">
            <text:p>161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130">
            <text:p>213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940">
            <text:p>19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168">
            <text:p>316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36">
            <text:p>153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76">
            <text:p>2576</text:p>
          </table:table-cell>
          <table:table-cell table:number-columns-repeated="8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02/22/2009</text:date>, <text:time>18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2-22T18:00:09</dc:date>
    <dc:creator>Maurizio Rizzo</dc:creator>
    <meta:editing-duration>PT01H42M16S</meta:editing-duration>
    <meta:editing-cycles>5</meta:editing-cycles>
    <meta:generator>OpenOffice.org/3.0$Linux OpenOffice.org_project/300m15$Build-9379</meta:generator>
    <meta:document-statistic meta:table-count="5" meta:cell-count="152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7cm" chart:class="chart:bar" chart:style-name="ch1">
        <chart:title svg:x="5.934cm" svg:y="0.142cm" chart:style-name="ch2">
          <text:p>Totale costi</text:p>
        </chart:title>
        <chart:plot-area chart:style-name="ch3" table:cell-range-address="Totale.A11:Totale.B16" chart:data-source-has-labels="column" svg:x="0.287cm" svg:y="0.799cm" svg:width="13.78cm" svg:height="6.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B11:Totale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2130">
                <text:p text:id="Totale.B11:Totale.B16">213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8cm" svg:y="2.293cm" chart:style-name="ch2"/>
        <chart:plot-area chart:style-name="ch3" table:cell-range-address="Consuntivo.A2:Consuntivo.B7" chart:data-source-has-labels="column" svg:x="0.226cm" svg:y="0.164cm" svg:width="7.458cm" svg:height="6.56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3cm" svg:y="2.075cm" chart:style-name="ch2"/>
        <chart:plot-area chart:style-name="ch3" table:cell-range-address="Totale.A11:Totale.B16" chart:data-source-has-labels="column" svg:x="0.227cm" svg:y="0.903cm" svg:width="7.509cm" svg:height="6.7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2130">
                <text:p text:id="Totale.B11:Totale.B16">213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title svg:x="5.887cm" svg:y="0.128cm" chart:style-name="ch2">
          <text:p>RR-RPP Costi</text:p>
        </chart:title>
        <chart:plot-area chart:style-name="ch3" table:cell-range-address="'RR-RPP'.A11:'RR-RPP'.B16" chart:data-source-has-labels="column" svg:x="0.293cm" svg:y="0.774cm" svg:width="14.116cm" svg:height="5.4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R-RPP'.B11:'RR-RPP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title svg:x="2.083cm" svg:y="0.141cm" chart:style-name="ch2">
          <text:p>RR-RPP Costi/Ore</text:p>
        </chart:title>
        <chart:legend chart:legend-position="end" svg:x="5.591cm" svg:y="1.829cm" chart:style-name="ch3"/>
        <chart:plot-area chart:style-name="ch4" table:cell-range-address="'RR-RPP'.A11:'RR-RPP'.B16" chart:data-source-has-labels="column" svg:x="0.16cm" svg:y="0.797cm" svg:width="5.272cm" svg:height="5.9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R-RPP'.A11:'RR-RPP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R-RPP'.B11:'RR-RPP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5.547cm" svg:y="0.141cm" chart:style-name="ch2">
          <text:p>RPP-RQ Costi</text:p>
        </chart:title>
        <chart:plot-area chart:style-name="ch3" table:cell-range-address="'RPP-RQ'.A11:'RPP-RQ'.B16" chart:data-source-has-labels="column" svg:x="0.28cm" svg:y="0.797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664cm" svg:height="6.983cm" chart:class="chart:ring" chart:style-name="ch1">
        <chart:title svg:x="4.832cm" svg:y="0.142cm" chart:style-name="ch2">
          <text:p>RPP-RQ Costi</text:p>
        </chart:title>
        <chart:legend chart:legend-position="end" svg:x="7.453cm" svg:y="1.826cm" chart:style-name="ch3"/>
        <chart:plot-area chart:style-name="ch4" table:cell-range-address="'RPP-RQ'.A11:'RPP-RQ'.B16" chart:data-source-has-labels="column" svg:x="0.211cm" svg:y="0.796cm" svg:width="7.029cm" svg:height="5.9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PP-RQ'.A11:'RPP-RQ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PP-RQ'.B11:'RPP-RQ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05cm" svg:height="8.308cm" chart:class="chart:bar" chart:style-name="ch1">
        <chart:plot-area chart:style-name="ch2" table:cell-range-address="RQRA.A11:RQRA.B16" chart:data-source-has-labels="column" svg:x="0.297cm" svg:y="0.949cm" svg:width="14.309cm" svg:height="7.1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A11:RQRA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B11:RQRA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272859573364pt" style:font-size-asian="14.1272859573364pt" style:font-size-complex="14.1272859573364pt"/>
    </style:style>
    <style:style style:name="ch3" style:family="chart">
      <style:graphic-properties draw:stroke="none" svg:stroke-color="#b3b3b3" draw:fill="none" draw:fill-color="#e6e6e6"/>
      <style:text-properties fo:font-size="8.6937141418457pt" style:font-size-asian="8.6937141418457pt" style:font-size-complex="8.6937141418457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1.569cm" svg:height="7.607cm" chart:class="chart:ring" chart:style-name="ch1">
        <chart:title svg:x="3.198cm" svg:y="0.152cm" chart:style-name="ch2">
          <text:p>
</text:p>
        </chart:title>
        <chart:legend chart:legend-position="end" svg:x="8.086cm" svg:y="1.994cm" chart:style-name="ch3"/>
        <chart:plot-area chart:style-name="ch4" table:cell-range-address="RQRA.A11:RQRA.B16" chart:data-source-has-labels="column" svg:x="0.339cm" svg:y="0.868cm" svg:width="7.623cm" svg:height="6.43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11:RQRA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11:RQRA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4cm" svg:y="0.158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